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mpstarting Lambda programming</text:p>
      <text:p text:style-name="Standard"/>
      <text:p text:style-name="P1">Lambda</text:p>
      <text:p text:style-name="Standard"/>
      <text:p text:style-name="Standard">We went through an example where a list of Person objects need robocalled, the parameters keep changing so the test for valid people to robocall keeps changing. Started out with just a older than age check, evolved to gender, min age and max age.</text:p>
      <text:p text:style-name="Standard"/>
      <text:p text:style-name="Standard">Lambda expressions give us a way to pass in to a function so kind of boolean expression/function </text:p>
      <text:p text:style-name="Standard">In java we can already do something like this with annonymos inner classes </text:p>
      <text:p text:style-name="Standard">These classes have no state and they aren't used anywhere else in the program, they only show up so we can call a function on them, like Runnable.run() or Comparator.compare()</text:p>
      <text:p text:style-name="Standard"/>
      <text:p text:style-name="Standard">So one way to solve the above problem with java7 is to create an interface that defines one method that returns a boolean. So now instead of a large if statement we just have the interface.method on the person we are checking. This isn't great because each time the function gets called you have to create the annonymos inner class because you almost never just have that object lying around. So it adds complexity to the person calling the function, they have to do alot more to use your API. </text:p>
      <text:p text:style-name="Standard">So this makes API's very powerful to use but also very painful to use. </text:p>
      <text:p text:style-name="Standard">So lambda expressions let us erase the boilerplate code and replace it with something much simpler.</text:p>
      <text:p text:style-name="Standard"/>
      <text:p text:style-name="Standard">So something like new personpredicate() { boolean test(Person p) {return p.getAge() &gt;= 16;}} turns into something like p -&gt; p.getAge() &gt;=16</text:p>
      <text:p text:style-name="Standard"/>
      <text:p text:style-name="Standard">Lambda Syntax</text:p>
      <text:p text:style-name="Standard">(int a, int b) -&gt; a + b</text:p>
      <text:p text:style-name="Standard">(int a) -&gt; a + 1</text:p>
      <text:p text:style-name="Standard">() -&gt; 42</text:p>
      <text:p text:style-name="Standard">(int a, int b) -&gt; {println(a+b); return a+b;}</text:p>
      <text:p text:style-name="Standard">you don't always have to use the parameter types, if the compiler can infer the type then you don't need them. </text:p>
      <text:p text:style-name="Standard">Another special case, is if there is a single parameter and the type can be inferred then you don't need to write the type</text:p>
      <text:p text:style-name="Standard">a -&gt; a + 1</text:p>
      <text:p text:style-name="Standard"/>
      <text:p text:style-name="Standard">On the library side, it still thinks it's getting the personpredicate, it doesn't know or care that lambda expressions were used, annonymos inner classes or some object that happens to implement personPredicate.</text:p>
      <text:p text:style-name="Standard"/>
      <text:p text:style-name="Standard">Lambda expressions can also just call another function, they don't have to return boolean values.</text:p>
      <text:p text:style-name="Standard"/>
      <text:p text:style-name="Standard">As we were doing this we created a bunch of functional interfaces, just interfaces that have one function on them like the Personpredicate, the PhoneNumberConsumer etc...</text:p>
      <text:p text:style-name="Standard"/>
      <text:p text:style-name="Standard">With Java 8 these function interfaces become unnecsary because they've defined a bunch of generic functional interfaces. There is also a new annotation @FunctionalInterface, these indicate a place where you can use lambda functions. </text:p>
      <text:p text:style-name="Standard"/>
      <text:p text:style-name="Standard">Java.utils.functions has all the new functional interfaces, there are also functional interfaces for primatives</text:p>
      <text:p text:style-name="Standard"/>
      <text:p text:style-name="Standard"/>
      <text:p text:style-name="Standard"><text:soft-page-break/></text:p>
      <text:p text:style-name="Standard"/>
      <text:p text:style-name="Standard">the function now looks like this</text:p>
      <text:p text:style-name="Standard">list.stream()</text:p>
      <text:p text:style-name="Standard"><text:tab/>.filter(p -&gt; p.getAge() &gt;= 16)</text:p>
      <text:p text:style-name="Standard"><text:tab/>.map(p -&gt; p.getMobilePhoneNumber())</text:p>
      <text:p text:style-name="Standard"><text:tab/>.filter(num -&gt; !num.isOnDoNotCallList())</text:p>
      <text:p text:style-name="Standard"><text:tab/>.forEach(num -&gt; robocall(num));</text:p>
      <text:p text:style-name="Standard"/>
      <text:p text:style-name="Standard"/>
      <text:p text:style-name="P1">Stream Pipelines</text:p>
      <text:p text:style-name="P1"><text:span text:style-name="T1"/></text:p>
      <text:p text:style-name="Standard">Stream; a multiplicity of values</text:p>
      <text:p text:style-name="Standard"><text:tab/>-no storage</text:p>
      <text:p text:style-name="Standard"><text:tab/>-not ordered</text:p>
      <text:p text:style-name="Standard"><text:tab/>-sort-of like an iterator (iterators force one at a time processing, streams don't, they encourage parellel processing)</text:p>
      <text:p text:style-name="Standard"><text:tab/>-affords serial or parellel processing</text:p>
      <text:p text:style-name="Standard"/>
      <text:p text:style-name="Standard">Stream pipeline:</text:p>
      <text:p text:style-name="Standard"><text:tab/>-a source (the list)</text:p>
      <text:p text:style-name="Standard"><text:tab/>-zero or more intermediate operations (the lambda expressions)</text:p>
      <text:p text:style-name="Standard"><text:tab/>-a terminal operation (what to do with the filtered results)</text:p>
      <text:p text:style-name="Standard"/>
      <text:p text:style-name="Standard">Stream Methods</text:p>
      <text:p text:style-name="Standard">flatMap – returns 0 or more values</text:p>
      <text:p text:style-name="Standard">of – construct a stream of elements passed in</text:p>
      <text:p text:style-name="Standard">forEach – run a function on each element</text:p>
      <text:p text:style-name="Standard">filter – remove elements that don't match the test</text:p>
      <text:p text:style-name="Standard">map – run function on each element and put the reuslt back in the stream</text:p>
      <text:p text:style-name="Standard">generate - <text:s/>create a stream element each time it needs another element</text:p>
      <text:p text:style-name="Standard">limit – Only use the number of elements</text:p>
      <text:p text:style-name="Standard">iterate – creates an infinite stream, starts with a seed value and runs a lambda to use to genenrate the next element (1, i -&gt; i * 2) each element is a double of the previous element</text:p>
      <text:p text:style-name="Standard">collect – creates a collection with the resulting values</text:p>
      <text:p text:style-name="Standard">toArray – creates an array with the values in the stream, can pass in a lambda defining what to return the values as</text:p>
      <text:p text:style-name="Standard">count – returns a long with the number of elements in the stream</text:p>
      <text:p text:style-name="Standard">anyMatch – like a regex</text:p>
      <text:p text:style-name="Standard">findFirst – returns the element that matches the filter, returns new type Optional&lt;T&gt;</text:p>
      <text:p text:style-name="Standard"/>
      <text:p text:style-name="Standard">IntStream, LongStream, doubleStream:</text:p>
      <text:p text:style-name="Standard">range – gets a range from a start value to an end value</text:p>
      <text:p text:style-name="Standard">mapToObj – returns an object instead of the type of the stream</text:p>
      <text:p text:style-name="Standard"/>
      <text:p text:style-name="Standard">You can get Streams from regular expressions, Readers, Strings, </text:p>
      <text:p text:style-name="Standard"/>
      <text:p text:style-name="Standard">Optional&lt;T&gt; lets us create a collection that either has values or not.</text:p>
      <text:p text:style-name="Standard">You can call get which either returns a value or throws an exception. Another option is to get the value by calling orElse which lets you define a default value. </text:p>
      <text:p text:style-name="Standard"/>
      <text:p text:style-name="Standard"/>
      <text:p text:style-name="P1"><text:soft-page-break/>Parallelism and Reduction</text:p>
      <text:p text:style-name="P2"/>
      <text:p text:style-name="P2">Just add the parallel method to a stream and it will automatically run everything in parallel</text:p>
      <text:p text:style-name="P2">some methods will preserve ordering, like collect or toArray, other methods ignore ordering because it usually doesn't matter.</text:p>
      <text:p text:style-name="P2"/>
      <text:p text:style-name="P2">To get a parallel stream off a list, just call List.parallelStream, </text:p>
      <text:p text:style-name="P2"/>
      <text:p text:style-name="P2">Stream sources don't have to be thread safe as long as the lambdas don't change the original collection.</text:p>
      <text:p text:style-name="P2"/>
      <text:p text:style-name="P2">Long sum = 0L</text:p>
      <text:p text:style-name="P2">for(long i = 1L; i &lt; 1000000L; i++)</text:p>
      <text:p text:style-name="P2">{</text:p>
      <text:p text:style-name="P2"><text:tab/>sum += i</text:p>
      <text:p text:style-name="P2">}</text:p>
      <text:p text:style-name="P2">print(sum)</text:p>
      <text:p text:style-name="P2"/>
      <text:p text:style-name="P2">changes to </text:p>
      <text:p text:style-name="P2">Long sum = 0L</text:p>
      <text:p text:style-name="P2">LongStream.rangeClosed(1L, 1000000L)</text:p>
      <text:p text:style-name="P2"><text:tab/>.forEach(i -&gt; sum += i);</text:p>
      <text:p text:style-name="P2">print(sum) </text:p>
      <text:p text:style-name="P2"/>
      <text:p text:style-name="P2">The above doesn't work because with streams and lambdas you can't define a value that changes like sum. We could try to fix this with a single element array. The problem though is you can't use this with parallel streams, it won't return the same value each time.</text:p>
      <text:p text:style-name="P2"/>
      <text:p text:style-name="P2">AtomicLong sum = new AtomicLong(0L)</text:p>
      <text:p text:style-name="P2">LongStream.rangeClosed(1L, 1000000L)</text:p>
      <text:p text:style-name="P2"><text:tab/>.parallel().</text:p>
      <text:p text:style-name="P2"><text:tab/>.forEach(i -&gt; sum.addAndGet(i));</text:p>
      <text:p text:style-name="P2">print(sum) </text:p>
      <text:p text:style-name="P2"/>
      <text:p text:style-name="P2">This works as expected but isn't a good idea still, it causes a lot of waiting which effectively destroys the parallelism</text:p>
      <text:p text:style-name="P2"/>
      <text:p text:style-name="P2">The better way is to use reduction.</text:p>
      <text:p text:style-name="P2"/>
      <text:p text:style-name="P1">Reduction</text:p>
      <text:p text:style-name="P1"><text:span text:style-name="T1">Advantages:</text:span></text:p>
      <text:p text:style-name="P1"><text:span text:style-name="T1"><text:tab/>-No mutation</text:span></text:p>
      <text:p text:style-name="P1"><text:span text:style-name="T1"><text:tab/>-can be done in parallel</text:span></text:p>
      <text:p text:style-name="P1"><text:span text:style-name="T1">Disadvantages</text:span></text:p>
      <text:p text:style-name="P1"><text:span text:style-name="T1"><text:tab/>-Operation must be associative (can't be done with floats)</text:span></text:p>
      <text:p text:style-name="P1"><text:span text:style-name="T1"><text:tab/>-May require rethinking of approach to solution</text:span></text:p>
      <text:p text:style-name="P1"><text:span text:style-name="T1"/></text:p>
      <text:p text:style-name="P1"><text:span text:style-name="T1">OptionalLong sum = LongStream.rangeClosed(1L, 1000000L)</text:span></text:p>
      <text:p text:style-name="P1"><text:span text:style-name="T1"><text:tab/>.parallel()</text:span></text:p>
      <text:p text:style-name="P1"><text:span text:style-name="T1"><text:tab/>.reduce((i, j) -&gt; i + j);</text:span></text:p>
      <text:p text:style-name="P1"><text:span text:style-name="T1">print(sum.getAsLong())</text:span></text:p>
      <text:p text:style-name="P1"><text:span text:style-name="T1"/></text:p>
      <text:p text:style-name="P1"><text:soft-page-break/><text:span text:style-name="T1">In this specific case the reduce can be replaced with sum(). That's a common enough use case that they just built it in.</text:span></text:p>
      <text:p text:style-name="P1"><text:span text:style-name="T1"/></text:p>
      <text:p text:style-name="P1"><text:span text:style-name="T1"/></text:p>
      <text:p text:style-name="P1">Collectors</text:p>
      <text:p text:style-name="P1"><text:span text:style-name="T1">mutable reduction lets us reduce values into a datastructure or collection in parallel</text:span></text:p>
      <text:p text:style-name="P1"><text:span text:style-name="T1">doesn't have to be used with thread safe datastructures</text:span></text:p>
      <text:p text:style-name="P1"><text:span text:style-name="T1"/></text:p>
      <text:p text:style-name="P1"><text:span text:style-name="T1">Collectors class has a few static methods that do common things like joining collections, joining strings with some value like a comma (accounts for the case where you don't want it in the first position)</text:span></text:p>
      <text:p text:style-name="P1"><text:span text:style-name="T1"/></text:p>
      <text:p text:style-name="P1"><text:span text:style-name="T1">Other common collectors</text:span></text:p>
      <text:p text:style-name="P1"><text:span text:style-name="T1">toList</text:span></text:p>
      <text:p text:style-name="P1"><text:span text:style-name="T1">joining</text:span></text:p>
      <text:p text:style-name="P1"><text:span text:style-name="T1">toSet</text:span></text:p>
      <text:p text:style-name="P1"><text:span text:style-name="T1">averaging</text:span></text:p>
      <text:p text:style-name="P1"><text:span text:style-name="T1">toMap</text:span></text:p>
      <text:p text:style-name="P1"><text:span text:style-name="T1">partitioningBy</text:span></text:p>
      <text:p text:style-name="P1"><text:span text:style-name="T1">groupingBy</text:span></text:p>
      <text:p text:style-name="P1"><text:span text:style-name="T1"/></text:p>
      <text:p text:style-name="P1"><text:span text:style-name="T1">See downstream collectors which deal with the problem of adding a value to a map that already has the key</text:span></text:p>
      <text:p text:style-name="P1"><text:span text:style-name="T1"/></text:p>
      <text:p text:style-name="P1"><text:span text:style-name="T1"/></text:p>
      <text:p text:style-name="P1"><text:span text:style-name="T1">Lambda: anonymous functions or function literals, functions that can be passed or returned, they are higher-order functions, enables parameterization of behavior</text:span></text:p>
      <text:p text:style-name="P1"><text:span text:style-name="T1">they work with other java 8 language changes, extension methods, static methods on interfaces, method references, enhanced type inference in the compiler</text:span></text:p>
      <text:p text:style-name="P1"><text:span text:style-name="T1"/></text:p>
      <text:p text:style-name="P1"><text:span text:style-name="T1">lambda project page: openjdk.java.net/projects/lambda</text:span></text:p>
      <text:p text:style-name="P1"><text:span text:style-name="T1">lambda faq: </text:span><text:a xlink:type="simple" xlink:href="http://www.lambdafaq.org/"><text:span text:style-name="T1">www.lambdafaq.org</text:span></text:a></text:p>
      <text:p text:style-name="P1"><text:span text:style-name="T1">slides should be in the content catelog for the session</text:span></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3M16S</meta:editing-duration>
    <meta:editing-cycles>76</meta:editing-cycles>
    <meta:generator>OpenOffice.org/3.4.1$Win32 OpenOffice.org_project/341m1$Build-9593</meta:generator>
    <dc:date>2013-09-23T11:56:56.32</dc:date>
    <meta:document-statistic meta:table-count="0" meta:image-count="0" meta:object-count="0" meta:page-count="4" meta:paragraph-count="113" meta:word-count="1170" meta:character-count="7051"/>
    <meta:user-defined meta:name="Info 1"/>
    <meta:user-defined meta:name="Info 2"/>
    <meta:user-defined meta:name="Info 3"/>
    <meta:user-defined meta:name="Info 4"/>
  </office:meta>
</office:document-meta>
</file>